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" svg:font-family="Berlin Sans FB" style:font-family-generic="swiss" style:font-pitch="variable" svg:panose-1="2 14 6 2 2 5 2 2 3 6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style:font-name="Berlin Sans FB"/>
    </style:style>
    <style:style style:name="P4" style:parent-style-name="Paragraphedeliste" style:list-style-name="LFO1" style:family="paragraph">
      <style:text-properties style:font-name="Berlin Sans FB"/>
    </style:style>
    <style:style style:name="P5" style:parent-style-name="Paragraphedeliste" style:list-style-name="LFO1" style:family="paragraph">
      <style:text-properties style:font-name="Berlin Sans FB"/>
    </style:style>
    <style:style style:name="P6" style:parent-style-name="Paragraphedeliste" style:list-style-name="LFO1" style:family="paragraph">
      <style:text-properties style:font-name="Berlin Sans FB"/>
    </style:style>
    <style:style style:name="P7" style:parent-style-name="Paragraphedeliste" style:list-style-name="LFO1" style:family="paragraph">
      <style:text-properties style:font-name="Berlin Sans FB"/>
    </style:style>
    <style:style style:name="P8" style:parent-style-name="Paragraphedeliste" style:list-style-name="LFO1" style:family="paragraph">
      <style:text-properties style:font-name="Berlin Sans FB"/>
    </style:style>
    <style:style style:name="P9" style:parent-style-name="Paragraphedeliste" style:list-style-name="LFO1" style:family="paragraph">
      <style:text-properties style:font-name="Berlin Sans FB"/>
    </style:style>
    <style:style style:name="P10" style:parent-style-name="Paragraphedeliste" style:list-style-name="LFO1" style:family="paragraph">
      <style:text-properties style:font-name="Berlin Sans FB"/>
    </style:style>
    <style:style style:name="P11" style:parent-style-name="Paragraphedeliste" style:list-style-name="LFO1" style:family="paragraph">
      <style:text-properties style:font-name="Berlin Sans FB"/>
    </style:style>
    <style:style style:name="P12" style:parent-style-name="Paragraphedeliste" style:list-style-name="LFO1" style:family="paragraph">
      <style:text-properties style:font-name="Berlin Sans FB"/>
    </style:style>
    <style:style style:name="P13" style:parent-style-name="Paragraphedeliste" style:list-style-name="LFO1" style:family="paragraph">
      <style:text-properties style:font-name="Berlin Sans FB"/>
    </style:style>
    <style:style style:name="P14" style:parent-style-name="Paragraphedeliste" style:list-style-name="LFO1" style:family="paragraph">
      <style:text-properties style:font-name="Berlin Sans FB"/>
    </style:style>
    <style:style style:name="P15" style:parent-style-name="Paragraphedeliste" style:list-style-name="LFO1" style:family="paragraph">
      <style:text-properties style:font-name="Berlin Sans FB"/>
    </style:style>
    <style:style style:name="P16" style:parent-style-name="Paragraphedeliste" style:list-style-name="LFO1" style:family="paragraph">
      <style:text-properties style:font-name="Berlin Sans FB"/>
    </style:style>
    <style:style style:name="P17" style:parent-style-name="Paragraphedeliste" style:list-style-name="LFO1" style:family="paragraph">
      <style:text-properties style:font-name="Berlin Sans FB"/>
    </style:style>
    <style:style style:name="P18" style:parent-style-name="Paragraphedeliste" style:list-style-name="LFO1" style:family="paragraph">
      <style:text-properties style:font-name="Berlin Sans FB"/>
    </style:style>
    <style:style style:name="P19" style:parent-style-name="Paragraphedeliste" style:list-style-name="LFO1" style:family="paragraph">
      <style:text-properties style:font-name="Berlin Sans FB"/>
    </style:style>
    <style:style style:name="P20" style:parent-style-name="Paragraphedeliste" style:list-style-name="LFO1" style:family="paragraph">
      <style:text-properties style:font-name="Berlin Sans FB"/>
    </style:style>
    <style:style style:name="P21" style:parent-style-name="Paragraphedeliste" style:list-style-name="LFO1" style:family="paragraph">
      <style:text-properties style:font-name="Berlin Sans FB"/>
    </style:style>
    <style:style style:name="P22" style:parent-style-name="Paragraphedeliste" style:list-style-name="LFO1" style:family="paragraph">
      <style:text-properties style:font-name="Berlin Sans FB"/>
    </style:style>
    <style:style style:name="P23" style:parent-style-name="Paragraphedeliste" style:list-style-name="LFO1" style:family="paragraph">
      <style:text-properties style:font-name="Berlin Sans FB"/>
    </style:style>
    <style:style style:name="P24" style:parent-style-name="Paragraphedeliste" style:list-style-name="LFO1" style:family="paragraph">
      <style:text-properties style:font-name="Berlin Sans FB"/>
    </style:style>
    <style:style style:name="P25" style:parent-style-name="Paragraphedeliste" style:list-style-name="LFO1" style:family="paragraph">
      <style:text-properties style:font-name="Berlin Sans FB"/>
    </style:style>
    <style:style style:name="P26" style:parent-style-name="Paragraphedeliste" style:list-style-name="LFO1" style:family="paragraph">
      <style:text-properties style:font-name="Berlin Sans FB"/>
    </style:style>
    <style:style style:name="P27" style:parent-style-name="Paragraphedeliste" style:list-style-name="LFO1" style:family="paragraph">
      <style:text-properties style:font-name="Berlin Sans FB"/>
    </style:style>
    <style:style style:name="P28" style:parent-style-name="Paragraphedeliste" style:list-style-name="LFO1" style:family="paragraph">
      <style:text-properties style:font-name="Berlin Sans FB"/>
    </style:style>
    <style:style style:name="P29" style:parent-style-name="Paragraphedeliste" style:list-style-name="LFO1" style:family="paragraph">
      <style:text-properties style:font-name="Berlin Sans FB"/>
    </style:style>
    <style:style style:name="P30" style:parent-style-name="Paragraphedeliste" style:list-style-name="LFO1" style:family="paragraph">
      <style:text-properties style:font-name="Berlin Sans FB"/>
    </style:style>
    <style:style style:name="P31" style:parent-style-name="Paragraphedeliste" style:list-style-name="LFO1" style:family="paragraph">
      <style:text-properties style:font-name="Berlin Sans FB"/>
    </style:style>
    <style:style style:name="P32" style:parent-style-name="Paragraphedeliste" style:list-style-name="LFO1" style:family="paragraph">
      <style:text-properties style:font-name="Berlin Sans FB"/>
    </style:style>
    <style:style style:name="P33" style:parent-style-name="Paragraphedeliste" style:list-style-name="LFO1" style:family="paragraph"/>
    <style:style style:name="T34" style:parent-style-name="Policepardéfaut" style:family="text">
      <style:text-properties style:font-name="Berlin Sans FB"/>
    </style:style>
  </office:automatic-styles>
  <office:body>
    <office:text text:use-soft-page-breaks="true">
      <text:p text:style-name="P1">Image.pbm(ouverture)</text:p>
      <text:p text:style-name="Normal">Centrer l*’image</text:p>
      <text:p text:style-name="Normal">Console 80*24</text:p>
      <text:p text:style-name="Normal">La barre d’espace quitte le programme</text:p>
      <text:p text:style-name="Normal">Exia saver</text:p>
      <text:p text:style-name="Normal">Faire un lanceur lancé avec ./ sans parametre</text:p>
      <text:p text:style-name="Normal">Systèmclear</text:p>
      <text:p text:style-name="Normal">Fichier log historique<text:s/>trié</text:p>
      <text:p text:style-name="Normal">Dans les logs : Date heure-type du programme lancé(image statique /taille horloge/position avion)</text:p>
      <text:p text:style-name="Normal">Faire un tri<text:s/></text:p>
      <text:p text:style-name="Normal">Faire un menu de choix dans les logs.</text:p>
      <text:p text:style-name="Normal">////////////////////////// </text:p>
      <text:p text:style-name="Normal">ARCHITECTURE</text:p>
      <text:p text:style-name="Normal">Differents programmes(combien/qui fait quoi ?/en commun ?/include.h ?/) ex struc avion : int x int y int direction /ciel : int largeur int hauteur int avion/MODULO x sur la largeur / pointeur de l’avion vers le ciel)</text:p>
      <text:p text:style-name="Normal">On met quoi dans avion .h ( bibliothèque / fonction qui fait ca fonction qui fait ca… /il nous faut<text:s/>un x/Y / largeur hauteur )</text:p>
      <text:p text:style-name="Normal">Differentes structures de données</text:p>
      <text:p text:style-name="P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3">Combien de programmes :<text:s/></text:p>
      <text:list text:style-name="LFO1" text:continue-numbering="true">
        <text:list-item>
          <text:p text:style-name="P4">Lanceur.c</text:p>
          <text:list text:continue-numbering="true">
            <text:list-item>
              <text:p text:style-name="P5">(parametre stat)</text:p>
            </text:list-item>
          </text:list>
        </text:list-item>
        <text:list-item>
          <text:p text:style-name="P6">Type_statique.c</text:p>
          <text:list text:continue-numbering="true">
            <text:list-item>
              <text:p text:style-name="P7">ImagePbmS.h</text:p>
            </text:list-item>
            <text:list-item>
              <text:p text:style-name="P8">Random.h</text:p>
            </text:list-item>
            <text:list-item>
              <text:p text:style-name="P9">Quitter_Avec_Espace.h</text:p>
            </text:list-item>
          </text:list>
        </text:list-item>
        <text:list-item>
          <text:p text:style-name="P10">Type_dynamique.c</text:p>
          <text:list text:continue-numbering="true">
            <text:list-item>
              <text:p text:style-name="P11">ImagePbmD.h</text:p>
              <text:list text:continue-numbering="true">
                <text:list-item>
                  <text:p text:style-name="P12">Structure_Horloge</text:p>
                  <text:list text:continue-numbering="true">
                    <text:list-item>
                      <text:p text:style-name="P13">Int Heure</text:p>
                    </text:list-item>
                    <text:list-item>
                      <text:p text:style-name="P14">Int Minutes</text:p>
                    </text:list-item>
                    <text:list-item>
                      <text:p text:style-name="P15">Int Secondes</text:p>
                    </text:list-item>
                  </text:list>
                </text:list-item>
              </text:list>
            </text:list-item>
            <text:list-item>
              <text:p text:style-name="P16">Quitter_Avec_Espace.h</text:p>
            </text:list-item>
          </text:list>
        </text:list-item>
        <text:list-item>
          <text:p text:style-name="P17">Type_interactif.c</text:p>
          <text:list text:continue-numbering="true">
            <text:list-item>
              <text:p text:style-name="P18">ImagePbmI.h</text:p>
            </text:list-item>
            <text:list-item>
              <text:p text:style-name="P19">Avion.h</text:p>
              <text:list text:continue-numbering="true">
                <text:list-item>
                  <text:p text:style-name="P20">Struc_Ciel</text:p>
                  <text:list text:continue-numbering="true">
                    <text:list-item>
                      <text:p text:style-name="P21">Int Largeur</text:p>
                    </text:list-item>
                    <text:list-item>
                      <text:p text:style-name="P22">Int Hauteur</text:p>
                    </text:list-item>
                    <text:list-item>
                      <text:p text:style-name="P23">Int *Avion</text:p>
                    </text:list-item>
                  </text:list>
                </text:list-item>
                <text:list-item>
                  <text:p text:style-name="P24">Struct_Avion</text:p>
                  <text:list text:continue-numbering="true">
                    <text:list-item>
                      <text:p text:style-name="P25">Int X</text:p>
                    </text:list-item>
                    <text:list-item>
                      <text:p text:style-name="P26">Int Y</text:p>
                    </text:list-item>
                  </text:list>
                </text:list-item>
                <text:list-item>
                  <text:p text:style-name="P27">Struct_Commandes</text:p>
                  <text:list text:continue-numbering="true">
                    <text:list-item>
                      <text:p text:style-name="P28">Int Haut</text:p>
                    </text:list-item>
                    <text:list-item>
                      <text:p text:style-name="P29">Int Bas</text:p>
                    </text:list-item>
                    <text:list-item>
                      <text:p text:style-name="P30">Int Gauche</text:p>
                    </text:list-item>
                    <text:list-item>
                      <text:p text:style-name="P31">Int Droite</text:p>
                    </text:list-item>
                  </text:list>
                </text:list-item>
              </text:list>
            </text:list-item>
            <text:list-item>
              <text:p text:style-name="P32">Ciel.h</text:p>
            </text:list-item>
            <text:list-item>
              <text:p text:style-name="P33"><text:span text:style-name="T34">Quitter_Avec_Espace.h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" svg:font-family="Berlin Sans FB" style:font-family-generic="swiss" style:font-pitch="variable" svg:panose-1="2 14 6 2 2 5 2 2 3 6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</meta:initial-creator>
    <dc:creator>Ben</dc:creator>
    <meta:creation-date>2016-12-08T18:34:00Z</meta:creation-date>
    <dc:date>2016-12-08T18:34:00Z</dc:date>
    <meta:template xlink:href="Normal.dotm" xlink:type="simple"/>
    <meta:editing-cycles>2</meta:editing-cycles>
    <meta:editing-duration>PT0S</meta:editing-duration>
    <meta:document-statistic meta:page-count="2" meta:paragraph-count="2" meta:word-count="181" meta:character-count="1176" meta:row-count="8" meta:non-whitespace-character-count="997"/>
  </office:meta>
</office:document-meta>
</file>